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VL Pゴシック" svg:font-family="'VL P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none"/>
    </style:style>
    <style:style style:name="gr2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ff000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8000" draw:stroke-linejoin="miter" draw:fill="none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ff" draw:stroke-linejoin="miter" draw:fill="non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ffff" draw:stroke-linejoin="miter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08cm" draw:stroke-linejoin="miter" draw:fill="solid" draw:fill-color="#000000"/>
    </style:style>
    <style:style style:name="gr8" style:family="graphic" style:parent-style-name="standard">
      <style:graphic-properties draw:stroke="solid" svg:stroke-width="0.008cm" svg:stroke-color="#000000" draw:stroke-linejoin="miter" draw:fill="none" fo:padding-top="0.129cm" fo:padding-bottom="0.129cm" fo:padding-left="0.254cm" fo:padding-right="0.254cm"/>
    </style:style>
    <style:style style:name="gr9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auto-grow-width="true" fo:min-height="1.249cm" fo:min-width="0.47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auto-grow-width="true" fo:min-height="1.049cm" fo:min-width="0.47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auto-grow-width="true" fo:min-height="1.149cm" fo:min-width="0.47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auto-grow-width="true" fo:min-height="1.149cm" fo:min-width="0.94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auto-grow-width="true" fo:min-height="0.818cm" fo:min-width="0.984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2.53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text-properties fo:font-size="26pt"/>
    </style:style>
    <style:style style:name="P2" style:family="paragraph">
      <loext:graphic-properties draw:fill="solid" draw:fill-color="#000000"/>
      <style:text-properties fo:font-size="26pt"/>
    </style:style>
    <style:style style:name="P3" style:family="paragraph">
      <style:paragraph-properties fo:text-align="end"/>
      <style:text-properties fo:font-size="26pt" style:font-size-asian="24pt" style:font-size-complex="24pt"/>
    </style:style>
    <style:style style:name="P4" style:family="paragraph">
      <loext:graphic-properties draw:fill="none"/>
      <style:paragraph-properties fo:text-align="end"/>
      <style:text-properties fo:font-size="26pt" style:font-size-asian="24pt" style:font-size-complex="24pt"/>
    </style:style>
    <style:style style:name="P5" style:family="paragraph">
      <style:paragraph-properties fo:text-align="end"/>
      <style:text-properties fo:font-size="26pt" style:font-size-asian="26pt" style:font-size-complex="26pt"/>
    </style:style>
    <style:style style:name="P6" style:family="paragraph">
      <loext:graphic-properties draw:fill="none"/>
      <style:paragraph-properties fo:text-align="end"/>
      <style:text-properties fo:font-size="26pt" style:font-size-asian="26pt" style:font-size-complex="26pt"/>
    </style:style>
    <style:style style:name="P7" style:family="paragraph">
      <style:paragraph-properties fo:text-align="end"/>
      <style:text-properties fo:font-size="26pt"/>
    </style:style>
    <style:style style:name="P8" style:family="paragraph">
      <loext:graphic-properties draw:fill="none"/>
      <style:paragraph-properties fo:text-align="end"/>
      <style:text-properties fo:font-size="26pt"/>
    </style:style>
    <style:style style:name="P9" style:family="paragraph">
      <style:paragraph-properties fo:text-align="center"/>
      <style:text-properties fo:font-size="26pt" style:font-size-asian="24pt" style:font-size-complex="24pt"/>
    </style:style>
    <style:style style:name="P10" style:family="paragraph">
      <loext:graphic-properties draw:fill="none"/>
      <style:paragraph-properties fo:text-align="center"/>
      <style:text-properties fo:font-size="26pt" style:font-size-asian="24pt" style:font-size-complex="24pt"/>
    </style:style>
    <style:style style:name="P11" style:family="paragraph">
      <style:paragraph-properties fo:text-align="end"/>
      <style:text-properties fo:font-size="26pt" style:font-size-asian="20pt" style:font-size-complex="20pt"/>
    </style:style>
    <style:style style:name="P12" style:family="paragraph">
      <loext:graphic-properties draw:fill="none"/>
      <style:paragraph-properties fo:text-align="end"/>
      <style:text-properties fo:font-size="26pt" style:font-size-asian="20pt" style:font-size-complex="20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loext:graphic-properties draw:fill="none" draw:fill-color="#ffffff"/>
      <style:text-properties fo:font-size="26pt" style:font-size-asian="26pt" style:font-size-complex="26pt"/>
    </style:style>
    <style:style style:name="P15" style:family="paragraph">
      <style:text-properties fo:font-size="26pt"/>
    </style:style>
    <style:style style:name="T1" style:family="text">
      <style:text-properties fo:font-variant="normal" fo:text-transform="none" fo:color="#000000" style:font-name="Arial" fo:font-style="normal" fo:font-weight="normal" style:font-size-asian="24pt" style:font-size-complex="24pt"/>
    </style:style>
    <style:style style:name="T2" style:family="text">
      <style:text-properties fo:font-variant="normal" fo:text-transform="none" fo:color="#000000" style:text-position="33% 58%" style:font-name="Arial" fo:font-style="normal" fo:font-weight="normal" style:font-size-asian="24pt" style:font-size-complex="24pt"/>
    </style:style>
    <style:style style:name="T3" style:family="text">
      <style:text-properties fo:font-variant="normal" fo:text-transform="none" fo:color="#000000" style:font-name="Arial" fo:font-style="normal" fo:font-weight="normal" style:font-size-asian="26pt" style:font-size-complex="26pt"/>
    </style:style>
    <style:style style:name="T4" style:family="text">
      <style:text-properties fo:font-variant="normal" fo:text-transform="none" fo:color="#000000" style:text-position="33% 58%" style:font-name="Arial" fo:font-style="normal" fo:font-weight="normal" style:font-size-asian="26pt" style:font-size-complex="26pt"/>
    </style:style>
    <style:style style:name="T5" style:family="text">
      <style:text-properties fo:font-variant="normal" fo:text-transform="none" fo:color="#000000" style:font-name="Arial" fo:font-style="normal" fo:font-weight="normal"/>
    </style:style>
    <style:style style:name="T6" style:family="text">
      <style:text-properties fo:font-variant="normal" fo:text-transform="none" fo:color="#000000" style:font-name="Arial" fo:font-style="normal" fo:font-weight="normal" style:font-size-asian="20pt" style:font-size-complex="20pt"/>
    </style:style>
    <style:style style:name="T7" style:family="text">
      <style:text-properties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21.167cm" svg:height="16.933cm" svg:x="0cm" svg:y="0cm" svg:viewBox="0 0 21168 16934" draw:points="10584,16934 0,16934 0,0 21168,0 21168,16934">
          <text:p/>
        </draw:polygon>
        <draw:path draw:style-name="gr2" draw:text-style-name="P1" draw:layer="layout" svg:width="17.504cm" svg:height="0cm" svg:x="2.78cm" svg:y="15.663cm" svg:viewBox="0 0 17505 0" svg:d="M0 0h318M17505 0h-318 1">
          <text:p/>
        </draw:path>
        <draw:path draw:style-name="gr2" draw:text-style-name="P1" draw:layer="layout" svg:width="17.505cm" svg:height="0.889cm" svg:x="2.78cm" svg:y="13.889cm" svg:viewBox="0 0 17506 890" svg:d="M0 890h159M17506 890h-159M0 0h318M17506 0h-318 1">
          <text:p/>
        </draw:path>
        <draw:path draw:style-name="gr2" draw:text-style-name="P1" draw:layer="layout" svg:width="17.505cm" svg:height="0.885cm" svg:x="2.78cm" svg:y="12.118cm" svg:viewBox="0 0 17506 886" svg:d="M0 886h159M17506 886h-159M0 0h318M17506 0h-318 1">
          <text:p/>
        </draw:path>
        <draw:path draw:style-name="gr2" draw:text-style-name="P1" draw:layer="layout" svg:width="17.505cm" svg:height="0.885cm" svg:x="2.78cm" svg:y="10.343cm" svg:viewBox="0 0 17506 886" svg:d="M0 886h159M17506 886h-159M0 0h318M17506 0h-318 1">
          <text:p/>
        </draw:path>
        <draw:path draw:style-name="gr2" draw:text-style-name="P1" draw:layer="layout" svg:width="17.505cm" svg:height="0.889cm" svg:x="2.78cm" svg:y="8.569cm" svg:viewBox="0 0 17506 890" svg:d="M0 890h159M17506 890h-159M0 0h318M17506 0h-318 1">
          <text:p/>
        </draw:path>
        <draw:path draw:style-name="gr2" draw:text-style-name="P1" draw:layer="layout" svg:width="17.505cm" svg:height="0.889cm" svg:x="2.78cm" svg:y="6.795cm" svg:viewBox="0 0 17506 890" svg:d="M0 890h159M17506 890h-159M0 0h318M17506 0h-318 1">
          <text:p/>
        </draw:path>
        <draw:path draw:style-name="gr2" draw:text-style-name="P1" draw:layer="layout" svg:width="17.505cm" svg:height="0.885cm" svg:x="2.78cm" svg:y="5.024cm" svg:viewBox="0 0 17506 886" svg:d="M0 886h159M17506 886h-159M0 0h318M17506 0h-318 1">
          <text:p/>
        </draw:path>
        <draw:path draw:style-name="gr2" draw:text-style-name="P1" draw:layer="layout" svg:width="17.505cm" svg:height="0.885cm" svg:x="2.78cm" svg:y="3.249cm" svg:viewBox="0 0 17506 886" svg:d="M0 886h159M17506 886h-159M0 0h318M17506 0h-318 1">
          <text:p/>
        </draw:path>
        <draw:path draw:style-name="gr2" draw:text-style-name="P1" draw:layer="layout" svg:width="17.505cm" svg:height="0.889cm" svg:x="2.78cm" svg:y="1.475cm" svg:viewBox="0 0 17506 890" svg:d="M0 890h159M17506 890h-159M0 0h318M17506 0h-318 1">
          <text:p/>
        </draw:path>
        <draw:path draw:style-name="gr2" draw:text-style-name="P1" draw:layer="layout" svg:width="17.505cm" svg:height="15.074cm" svg:x="2.78cm" svg:y="0.589cm" svg:viewBox="0 0 17506 15075" svg:d="M0 0h159M17506 0h-159M0 15075v-317M0 0v318">
          <text:p/>
        </draw:path>
        <draw:path draw:style-name="gr2" draw:text-style-name="P1" draw:layer="layout" svg:width="0cm" svg:height="15.073cm" svg:x="6.279cm" svg:y="0.589cm" svg:viewBox="0 0 0 15074" svg:d="M0 15074v-317M0 0v318">
          <text:p/>
        </draw:path>
        <draw:path draw:style-name="gr2" draw:text-style-name="P1" draw:layer="layout" svg:width="0cm" svg:height="15.073cm" svg:x="9.783cm" svg:y="0.589cm" svg:viewBox="0 0 0 15074" svg:d="M0 15074v-317M0 0v318">
          <text:p/>
        </draw:path>
        <draw:path draw:style-name="gr2" draw:text-style-name="P1" draw:layer="layout" svg:width="0cm" svg:height="15.073cm" svg:x="13.282cm" svg:y="0.589cm" svg:viewBox="0 0 0 15074" svg:d="M0 15074v-317M0 0v318">
          <text:p/>
        </draw:path>
        <draw:path draw:style-name="gr2" draw:text-style-name="P1" draw:layer="layout" svg:width="0cm" svg:height="15.073cm" svg:x="16.785cm" svg:y="0.589cm" svg:viewBox="0 0 0 15074" svg:d="M0 15074v-317M0 0v318">
          <text:p/>
        </draw:path>
        <draw:path draw:style-name="gr2" draw:text-style-name="P1" draw:layer="layout" svg:width="0cm" svg:height="15.073cm" svg:x="20.285cm" svg:y="0.589cm" svg:viewBox="0 0 0 15074" svg:d="M0 15074v-317M0 0v318">
          <text:p/>
        </draw:path>
        <draw:polygon draw:style-name="gr2" draw:text-style-name="P1" draw:layer="layout" svg:width="17.505cm" svg:height="15.074cm" svg:x="2.78cm" svg:y="0.589cm" svg:viewBox="0 0 17506 15075" draw:points="0,0 0,15075 17506,15075 17506,0">
          <text:p/>
        </draw:polygon>
        <draw:line draw:style-name="gr2" draw:text-style-name="P1" draw:layer="layout" svg:x1="2.78cm" svg:y1="0.589cm" svg:x2="2.78cm" svg:y2="0.589cm">
          <text:p/>
        </draw:line>
        <draw:path draw:style-name="gr3" draw:text-style-name="P1" draw:layer="layout" svg:width="17.505cm" svg:height="2.42cm" svg:x="2.78cm" svg:y="1.224cm" svg:viewBox="0 0 17506 2421" svg:d="M15431 0h1489M0 180h1750l1750 212 1753 226 1750 240 1750 250 1750 258 1750 261 1753 265 1750 264 1750 265">
          <text:p/>
        </draw:path>
        <draw:path draw:style-name="gr4" draw:text-style-name="P1" draw:layer="layout" svg:width="16.919cm" svg:height="14.679cm" svg:x="2.78cm" svg:y="0.984cm" svg:viewBox="0 0 16920 14680" svg:d="M15431 875h1489M0 688l1750-688 1750 219 1753 268 1750 349 1750 529 1750 928 1750 1807 1753 3612v6968">
          <text:p/>
        </draw:path>
        <draw:path draw:style-name="gr5" draw:text-style-name="P1" draw:layer="layout" svg:width="16.919cm" svg:height="13.836cm" svg:x="2.78cm" svg:y="1.827cm" svg:viewBox="0 0 16920 13837" svg:d="M15431 667h1489M0 0h1750l1750 536 1753 939 1750 1834 1750 3659v6869">
          <text:p/>
        </draw:path>
        <draw:path draw:style-name="gr6" draw:text-style-name="P1" draw:layer="layout" svg:width="16.919cm" svg:height="13.568cm" svg:x="2.78cm" svg:y="2.096cm" svg:viewBox="0 0 16920 13569" svg:d="M15431 1034h1489M0 0l1750 483 1750 1133 1753 2240 1750 4474v5239">
          <text:p/>
        </draw:path>
        <draw:polygon draw:style-name="gr2" draw:text-style-name="P1" draw:layer="layout" svg:width="17.505cm" svg:height="15.074cm" svg:x="2.78cm" svg:y="0.589cm" svg:viewBox="0 0 17506 15075" draw:points="0,0 0,15075 17506,15075 17506,0">
          <text:p/>
        </draw:polygon>
        <draw:line draw:style-name="gr2" draw:text-style-name="P1" draw:layer="layout" svg:x1="2.78cm" svg:y1="0.589cm" svg:x2="2.78cm" svg:y2="0.589cm">
          <text:p/>
        </draw:line>
        <draw:path draw:style-name="gr7" draw:text-style-name="P2" draw:layer="layout" svg:width="0.071cm" svg:height="0.071cm" svg:x="-0.035cm" svg:y="-0.035cm" svg:viewBox="0 0 72 72" svg:d="M72 36c0 6-2 12-5 18-4 5-8 9-13 13-6 3-12 5-18 5-7 0-12-2-18-5-6-4-10-8-13-13-4-6-5-12-5-18 0-7 1-12 5-18 3-6 7-10 13-13 6-4 11-5 18-5 6 0 12 1 18 5 5 3 9 7 13 13 3 6 5 11 5 18z">
          <text:p/>
        </draw:path>
        <draw:polygon draw:style-name="gr7" draw:text-style-name="P2" draw:layer="layout" svg:width="0.094cm" svg:height="0.071cm" svg:x="-0.047cm" svg:y="-0.047cm" svg:viewBox="0 0 95 72" draw:points="47,0 0,72 95,72">
          <text:p/>
        </draw:polygon>
        <draw:polygon draw:style-name="gr8" draw:text-style-name="P1" draw:layer="layout" svg:width="0.094cm" svg:height="0.071cm" svg:x="-0.047cm" svg:y="-0.024cm" svg:viewBox="0 0 95 72" draw:points="47,72 95,0 0,0">
          <text:p/>
        </draw:polygon>
        <draw:polygon draw:style-name="gr7" draw:text-style-name="P2" draw:layer="layout" svg:width="0.094cm" svg:height="0.071cm" svg:x="-0.047cm" svg:y="-0.024cm" svg:viewBox="0 0 95 72" draw:points="47,72 95,0 0,0">
          <text:p/>
        </draw:polygon>
        <draw:polygon draw:style-name="gr8" draw:text-style-name="P1" draw:layer="layout" svg:width="0.1cm" svg:height="0.1cm" svg:x="-0.05cm" svg:y="-0.05cm" svg:viewBox="0 0 101 101" draw:points="25,76 0,50 50,0 101,50 50,101">
          <text:p/>
        </draw:polygon>
        <draw:polygon draw:style-name="gr7" draw:text-style-name="P2" draw:layer="layout" svg:width="0.1cm" svg:height="0.1cm" svg:x="-0.05cm" svg:y="-0.05cm" svg:viewBox="0 0 101 101" draw:points="25,76 0,50 50,0 101,50 50,101">
          <text:p/>
        </draw:polygon>
        <draw:path draw:style-name="gr3" draw:text-style-name="P1" draw:layer="layout" svg:width="0.317cm" svg:height="0.317cm" svg:x="2.621cm" svg:y="1.245cm" svg:viewBox="0 0 318 318" svg:d="M0 159h318M159 0v318">
          <text:p/>
        </draw:path>
        <draw:path draw:style-name="gr3" draw:text-style-name="P1" draw:layer="layout" svg:width="0.317cm" svg:height="0.317cm" svg:x="4.371cm" svg:y="1.245cm" svg:viewBox="0 0 318 318" svg:d="M0 159h318M159 0v318">
          <text:p/>
        </draw:path>
        <draw:path draw:style-name="gr3" draw:text-style-name="P1" draw:layer="layout" svg:width="0.317cm" svg:height="0.317cm" svg:x="6.121cm" svg:y="1.457cm" svg:viewBox="0 0 318 318" svg:d="M0 159h318M159 0v318">
          <text:p/>
        </draw:path>
        <draw:path draw:style-name="gr3" draw:text-style-name="P1" draw:layer="layout" svg:width="0.317cm" svg:height="0.317cm" svg:x="7.874cm" svg:y="1.683cm" svg:viewBox="0 0 318 318" svg:d="M0 159h318M159 0v318">
          <text:p/>
        </draw:path>
        <draw:path draw:style-name="gr3" draw:text-style-name="P1" draw:layer="layout" svg:width="0.317cm" svg:height="0.317cm" svg:x="9.624cm" svg:y="1.923cm" svg:viewBox="0 0 318 318" svg:d="M0 159h318M159 0v318">
          <text:p/>
        </draw:path>
        <draw:path draw:style-name="gr3" draw:text-style-name="P1" draw:layer="layout" svg:width="0.317cm" svg:height="0.317cm" svg:x="11.374cm" svg:y="2.173cm" svg:viewBox="0 0 318 318" svg:d="M0 159h318M159 0v318">
          <text:p/>
        </draw:path>
        <draw:path draw:style-name="gr3" draw:text-style-name="P1" draw:layer="layout" svg:width="0.317cm" svg:height="0.317cm" svg:x="13.123cm" svg:y="2.431cm" svg:viewBox="0 0 318 318" svg:d="M0 159h318M159 0v318">
          <text:p/>
        </draw:path>
        <draw:path draw:style-name="gr3" draw:text-style-name="P1" draw:layer="layout" svg:width="0.317cm" svg:height="0.317cm" svg:x="14.873cm" svg:y="2.692cm" svg:viewBox="0 0 318 318" svg:d="M0 159h318M159 0v318">
          <text:p/>
        </draw:path>
        <draw:path draw:style-name="gr3" draw:text-style-name="P1" draw:layer="layout" svg:width="0.317cm" svg:height="0.317cm" svg:x="16.626cm" svg:y="2.956cm" svg:viewBox="0 0 318 318" svg:d="M0 159h318M159 0v318">
          <text:p/>
        </draw:path>
        <draw:path draw:style-name="gr3" draw:text-style-name="P1" draw:layer="layout" svg:width="0.317cm" svg:height="0.317cm" svg:x="18.376cm" svg:y="3.221cm" svg:viewBox="0 0 318 318" svg:d="M0 159h318M159 0v318">
          <text:p/>
        </draw:path>
        <draw:path draw:style-name="gr3" draw:text-style-name="P1" draw:layer="layout" svg:width="0.317cm" svg:height="0.317cm" svg:x="20.126cm" svg:y="3.485cm" svg:viewBox="0 0 318 318" svg:d="M0 159h318M159 0v318">
          <text:p/>
        </draw:path>
        <draw:path draw:style-name="gr3" draw:text-style-name="P1" draw:layer="layout" svg:width="0.317cm" svg:height="0.317cm" svg:x="18.796cm" svg:y="1.065cm" svg:viewBox="0 0 318 318" svg:d="M0 159h318M159 0v318">
          <text:p/>
        </draw:path>
        <draw:path draw:style-name="gr4" draw:text-style-name="P1" draw:layer="layout" svg:width="0.317cm" svg:height="0.317cm" svg:x="2.621cm" svg:y="1.513cm" svg:viewBox="0 0 318 318" svg:d="M0 0l318 318M318 0l-318 318">
          <text:p/>
        </draw:path>
        <draw:path draw:style-name="gr4" draw:text-style-name="P1" draw:layer="layout" svg:width="0.317cm" svg:height="0.317cm" svg:x="4.371cm" svg:y="0.826cm" svg:viewBox="0 0 318 318" svg:d="M0 0l318 318M318 0l-318 318">
          <text:p/>
        </draw:path>
        <draw:path draw:style-name="gr4" draw:text-style-name="P1" draw:layer="layout" svg:width="0.317cm" svg:height="0.317cm" svg:x="6.121cm" svg:y="1.044cm" svg:viewBox="0 0 318 318" svg:d="M0 0l318 318M318 0l-318 318">
          <text:p/>
        </draw:path>
        <draw:path draw:style-name="gr4" draw:text-style-name="P1" draw:layer="layout" svg:width="0.317cm" svg:height="0.317cm" svg:x="7.874cm" svg:y="1.312cm" svg:viewBox="0 0 318 318" svg:d="M0 0l318 318M318 0l-318 318">
          <text:p/>
        </draw:path>
        <draw:path draw:style-name="gr4" draw:text-style-name="P1" draw:layer="layout" svg:width="0.317cm" svg:height="0.317cm" svg:x="9.624cm" svg:y="1.662cm" svg:viewBox="0 0 318 318" svg:d="M0 0l318 318M318 0l-318 318">
          <text:p/>
        </draw:path>
        <draw:path draw:style-name="gr4" draw:text-style-name="P1" draw:layer="layout" svg:width="0.317cm" svg:height="0.317cm" svg:x="11.374cm" svg:y="2.191cm" svg:viewBox="0 0 318 318" svg:d="M0 0l318 318M318 0l-318 318">
          <text:p/>
        </draw:path>
        <draw:path draw:style-name="gr4" draw:text-style-name="P1" draw:layer="layout" svg:width="0.317cm" svg:height="0.317cm" svg:x="13.123cm" svg:y="3.119cm" svg:viewBox="0 0 318 318" svg:d="M0 0l318 318M318 0l-318 318">
          <text:p/>
        </draw:path>
        <draw:path draw:style-name="gr4" draw:text-style-name="P1" draw:layer="layout" svg:width="0.317cm" svg:height="0.317cm" svg:x="14.873cm" svg:y="4.925cm" svg:viewBox="0 0 318 318" svg:d="M0 0l318 318M318 0l-318 318">
          <text:p/>
        </draw:path>
        <draw:path draw:style-name="gr4" draw:text-style-name="P1" draw:layer="layout" svg:width="0.317cm" svg:height="0.317cm" svg:x="16.626cm" svg:y="8.537cm" svg:viewBox="0 0 318 318" svg:d="M0 0l318 318M318 0l-318 318">
          <text:p/>
        </draw:path>
        <draw:path draw:style-name="gr4" draw:text-style-name="P1" draw:layer="layout" svg:width="0.317cm" svg:height="0.317cm" svg:x="18.796cm" svg:y="1.7cm" svg:viewBox="0 0 318 318" svg:d="M0 0l318 318M318 0l-318 318">
          <text:p/>
        </draw:path>
        <draw:path draw:style-name="gr5" draw:text-style-name="P1" draw:layer="layout" svg:width="0.317cm" svg:height="0.317cm" svg:x="2.621cm" svg:y="1.669cm" svg:viewBox="0 0 318 318" svg:d="M0 159h318M159 0v318M0 0l318 318M0 318l318-318">
          <text:p/>
        </draw:path>
        <draw:path draw:style-name="gr5" draw:text-style-name="P1" draw:layer="layout" svg:width="0.317cm" svg:height="0.317cm" svg:x="4.371cm" svg:y="1.669cm" svg:viewBox="0 0 318 318" svg:d="M0 159h318M159 0v318M0 0l318 318M0 318l318-318">
          <text:p/>
        </draw:path>
        <draw:path draw:style-name="gr5" draw:text-style-name="P1" draw:layer="layout" svg:width="0.317cm" svg:height="0.317cm" svg:x="6.121cm" svg:y="2.205cm" svg:viewBox="0 0 318 318" svg:d="M0 159h318M159 0v318M0 0l318 318M0 318l318-318">
          <text:p/>
        </draw:path>
        <draw:path draw:style-name="gr5" draw:text-style-name="P1" draw:layer="layout" svg:width="0.317cm" svg:height="0.317cm" svg:x="7.874cm" svg:y="3.143cm" svg:viewBox="0 0 318 318" svg:d="M0 159h318M159 0v318M0 0l318 318M0 318l318-318">
          <text:p/>
        </draw:path>
        <draw:path draw:style-name="gr5" draw:text-style-name="P1" draw:layer="layout" svg:width="0.317cm" svg:height="0.317cm" svg:x="9.624cm" svg:y="4.978cm" svg:viewBox="0 0 318 318" svg:d="M0 159h318M159 0v318M0 0l318 318M0 318l318-318">
          <text:p/>
        </draw:path>
        <draw:path draw:style-name="gr5" draw:text-style-name="P1" draw:layer="layout" svg:width="0.317cm" svg:height="0.317cm" svg:x="11.374cm" svg:y="8.636cm" svg:viewBox="0 0 318 318" svg:d="M0 159h318M159 0v318M0 0l318 318M0 318l318-318">
          <text:p/>
        </draw:path>
        <draw:path draw:style-name="gr5" draw:text-style-name="P1" draw:layer="layout" svg:width="0.317cm" svg:height="0.317cm" svg:x="18.796cm" svg:y="2.335cm" svg:viewBox="0 0 318 318" svg:d="M0 159h318M159 0v318M0 0l318 318M0 318l318-318">
          <text:p/>
        </draw:path>
        <draw:polygon draw:style-name="gr6" draw:text-style-name="P1" draw:layer="layout" svg:width="0.317cm" svg:height="0.317cm" svg:x="2.621cm" svg:y="1.937cm" svg:viewBox="0 0 318 318" draw:points="159,318 0,318 0,0 318,0 318,318">
          <text:p/>
        </draw:polygon>
        <draw:polygon draw:style-name="gr6" draw:text-style-name="P1" draw:layer="layout" svg:width="0.317cm" svg:height="0.317cm" svg:x="4.371cm" svg:y="2.42cm" svg:viewBox="0 0 318 318" draw:points="159,318 0,318 0,0 318,0 318,318">
          <text:p/>
        </draw:polygon>
        <draw:polygon draw:style-name="gr6" draw:text-style-name="P1" draw:layer="layout" svg:width="0.317cm" svg:height="0.317cm" svg:x="6.121cm" svg:y="3.552cm" svg:viewBox="0 0 318 318" draw:points="159,318 0,318 0,0 318,0 318,318">
          <text:p/>
        </draw:polygon>
        <draw:polygon draw:style-name="gr6" draw:text-style-name="P1" draw:layer="layout" svg:width="0.317cm" svg:height="0.317cm" svg:x="7.874cm" svg:y="5.793cm" svg:viewBox="0 0 318 318" draw:points="159,318 0,318 0,0 318,0 318,318">
          <text:p/>
        </draw:polygon>
        <draw:polygon draw:style-name="gr6" draw:text-style-name="P1" draw:layer="layout" svg:width="0.317cm" svg:height="0.317cm" svg:x="9.624cm" svg:y="10.266cm" svg:viewBox="0 0 318 318" draw:points="159,318 0,318 0,0 318,0 318,318">
          <text:p/>
        </draw:polygon>
        <draw:polygon draw:style-name="gr6" draw:text-style-name="P1" draw:layer="layout" svg:width="0.317cm" svg:height="0.317cm" svg:x="18.796cm" svg:y="2.97cm" svg:viewBox="0 0 318 318" draw:points="159,318 0,318 0,0 318,0 318,318">
          <text:p/>
        </draw:polygon>
        <draw:frame draw:style-name="gr9" draw:text-style-name="P4" draw:layer="layout" svg:width="1.796cm" svg:height="1.026cm" svg:x="0.904cm" svg:y="15.174cm">
          <draw:text-box>
            <text:p text:style-name="P3"><text:span text:style-name="T1">10</text:span><text:span text:style-name="T2">-16</text:span></text:p>
          </draw:text-box>
        </draw:frame>
        <draw:frame draw:style-name="gr9" draw:text-style-name="P6" draw:layer="layout" svg:width="1.796cm" svg:height="1.026cm" svg:x="0.9cm" svg:y="11.674cm">
          <draw:text-box>
            <text:p text:style-name="P5"><text:span text:style-name="T3">10</text:span><text:span text:style-name="T4">-12</text:span></text:p>
          </draw:text-box>
        </draw:frame>
        <draw:frame draw:style-name="gr9" draw:text-style-name="P6" draw:layer="layout" svg:width="1.5cm" svg:height="1.026cm" svg:x="1.2cm" svg:y="8.174cm">
          <draw:text-box>
            <text:p text:style-name="P5"><text:span text:style-name="T3">10</text:span><text:span text:style-name="T4">-8</text:span></text:p>
          </draw:text-box>
        </draw:frame>
        <draw:frame draw:style-name="gr9" draw:text-style-name="P4" draw:layer="layout" svg:width="1.5cm" svg:height="1.026cm" svg:x="1.218cm" svg:y="4.555cm">
          <draw:text-box>
            <text:p text:style-name="P3"><text:span text:style-name="T1">10</text:span><text:span text:style-name="T2">-4</text:span></text:p>
          </draw:text-box>
        </draw:frame>
        <draw:frame draw:style-name="gr9" draw:text-style-name="P8" draw:layer="layout" svg:width="0.514cm" svg:height="1.026cm" svg:x="2.023cm" svg:y="1.019cm">
          <draw:text-box>
            <text:p text:style-name="P7"><text:span text:style-name="T5">1</text:span></text:p>
          </draw:text-box>
        </draw:frame>
        <draw:frame draw:style-name="gr10" draw:text-style-name="P10" draw:layer="layout" svg:width="0.514cm" svg:height="1.249cm" svg:x="2.78cm" svg:y="15.8cm">
          <draw:text-box>
            <text:p text:style-name="P9"><text:span text:style-name="T1">0</text:span></text:p>
          </draw:text-box>
        </draw:frame>
        <draw:frame draw:style-name="gr10" draw:text-style-name="P10" draw:layer="layout" svg:width="0.514cm" svg:height="1.249cm" svg:x="6.028cm" svg:y="15.8cm">
          <draw:text-box>
            <text:p text:style-name="P9"><text:span text:style-name="T1">2</text:span></text:p>
          </draw:text-box>
        </draw:frame>
        <draw:frame draw:style-name="gr11" draw:text-style-name="P10" draw:layer="layout" svg:width="0.514cm" svg:height="1.049cm" svg:x="9.6cm" svg:y="15.8cm">
          <draw:text-box>
            <text:p text:style-name="P9"><text:span text:style-name="T1">4</text:span></text:p>
          </draw:text-box>
        </draw:frame>
        <draw:frame draw:style-name="gr12" draw:text-style-name="P10" draw:layer="layout" svg:width="0.514cm" svg:height="1.149cm" svg:x="13.028cm" svg:y="15.8cm">
          <draw:text-box>
            <text:p text:style-name="P9"><text:span text:style-name="T1">6</text:span></text:p>
          </draw:text-box>
        </draw:frame>
        <draw:frame draw:style-name="gr9" draw:text-style-name="P10" draw:layer="layout" svg:width="0.514cm" svg:height="1.026cm" svg:x="16.528cm" svg:y="15.8cm">
          <draw:text-box>
            <text:p text:style-name="P9"><text:span text:style-name="T1">8</text:span></text:p>
          </draw:text-box>
        </draw:frame>
        <draw:frame draw:style-name="gr13" draw:text-style-name="P10" draw:layer="layout" svg:width="1.026cm" svg:height="1.149cm" svg:x="19.8cm" svg:y="15.8cm">
          <draw:text-box>
            <text:p text:style-name="P9"><text:span text:style-name="T1">10</text:span></text:p>
          </draw:text-box>
        </draw:frame>
        <draw:frame draw:style-name="gr14" draw:text-style-name="P12" draw:layer="layout" svg:width="1.28cm" svg:height="1.026cm" svg:x="14.3cm" svg:y="1.774cm">
          <draw:text-box>
            <text:p text:style-name="P11"><text:span text:style-name="T6">0.2</text:span></text:p>
          </draw:text-box>
        </draw:frame>
        <draw:frame draw:style-name="gr9" draw:text-style-name="P12" draw:layer="layout" svg:width="1.28cm" svg:height="1.026cm" svg:x="11.8cm" svg:y="3.212cm">
          <draw:text-box>
            <text:p text:style-name="P11"><text:span text:style-name="T6">0.4</text:span></text:p>
          </draw:text-box>
        </draw:frame>
        <draw:frame draw:style-name="gr9" draw:text-style-name="P12" draw:layer="layout" svg:width="1.28cm" svg:height="1.026cm" svg:x="9.645cm" svg:y="4.019cm">
          <draw:text-box>
            <text:p text:style-name="P11"><text:span text:style-name="T6">0.6</text:span></text:p>
          </draw:text-box>
        </draw:frame>
        <draw:frame draw:style-name="gr9" draw:text-style-name="P12" draw:layer="layout" svg:width="1.28cm" svg:height="1.026cm" svg:x="6.32cm" svg:y="5.474cm">
          <draw:text-box>
            <text:p text:style-name="P11"><text:span text:style-name="T6">0.8</text:span></text:p>
          </draw:text-box>
        </draw:frame>
        <draw:frame draw:style-name="gr15" draw:text-style-name="P14" draw:layer="layout" svg:width="4.637cm" svg:height="2.139cm" draw:transform="rotate (1.58737695468884) translate (0.164cm 9.517cm)">
          <draw:text-box>
            <text:p text:style-name="P13"><text:span text:style-name="T7">abs. error</text:span></text:p>
          </draw:text-box>
        </draw:frame>
        <draw:frame draw:style-name="gr16" draw:text-style-name="P14" draw:layer="layout" svg:width="6.018cm" svg:height="1.276cm" svg:x="8.2cm" svg:y="16.5cm">
          <draw:text-box>
            <text:p text:style-name="P15"><text:span text:style-name="T7"># of itera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VL Pゴシック" svg:font-family="'VL P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VL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1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04T14:05:48.849098342</dc:date>
    <meta:editing-duration>PT19S</meta:editing-duration>
    <meta:editing-cycles>1</meta:editing-cycles>
    <meta:document-statistic meta:object-count="82"/>
    <meta:generator>LibreOffice/6.0.7.3$Linux_X86_64 LibreOffice_project/dc89aa7a9eabfd848af146d5086077aeed2ae4a5</meta:generator>
  </office:meta>
</office:document-meta>
</file>